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5510000014FDDB8FFEB.svm" manifest:media-type=""/>
  <manifest:file-entry manifest:full-path="Pictures/200000010000014F00000124CDD19E6C.svm" manifest:media-type=""/>
  <manifest:file-entry manifest:full-path="Pictures/20000001000002C2000000D8B4DF5F9E.svm" manifest:media-type=""/>
  <manifest:file-entry manifest:full-path="Pictures/200000010000040C0000012405DB5B37.svm" manifest:media-type=""/>
  <manifest:file-entry manifest:full-path="Pictures/20000001000007600000013145004742.svm" manifest:media-type=""/>
  <manifest:file-entry manifest:full-path="Pictures/20000001000005AE0000012DBB78E4AB.svm" manifest:media-type=""/>
  <manifest:file-entry manifest:full-path="Pictures/20000001000002870000012DCDC03EB6.svm" manifest:media-type=""/>
  <manifest:file-entry manifest:full-path="Pictures/200000020000007F00000097D7616DB3.eps" manifest:media-type=""/>
  <manifest:file-entry manifest:full-path="Pictures/2000010500004F1D00003B56F8D1C787.wmf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{D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v_I=V_{D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v_O=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i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{DS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0§display§v_{GSn}=V_{D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0§display§v_{SGp}=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marker-end="Arrow" draw:marker-end-width="0.10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 style:font-name-complex="Jameel Noori Nastaleeq"/>
    </style:style>
    <style:style style:name="P3" style:family="paragraph">
      <style:paragraph-properties fo:text-align="center"/>
      <style:text-properties style:font-name="XB Tabriz"/>
    </style:style>
    <style:style style:name="T1" style:family="text">
      <style:text-properties style:font-name="Jameel Noori Nastaleeq" style:font-name-complex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2.775cm" svg:height="3.301cm" svg:x="8.08cm" svg:y="0.731cm">
          <draw:image xlink:href="Pictures/200000020000007F00000097D7616DB3.eps" xlink:type="simple" xlink:show="embed" xlink:actuate="onLoad">
            <text:p/>
          </draw:image>
        </draw:frame>
        <draw:frame draw:style-name="gr2" draw:text-style-name="P1" draw:layer="layout" svg:width="0.775cm" svg:height="0.36cm" svg:x="9.43cm" svg:y="0.304cm">
          <draw:image xlink:href="Pictures/20000001000002870000012DCDC03EB6.svm" xlink:type="simple" xlink:show="embed" xlink:actuate="onLoad">
            <text:p/>
          </draw:image>
        </draw:frame>
        <draw:frame draw:style-name="gr3" draw:text-style-name="P1" draw:layer="layout" svg:width="1.744cm" svg:height="0.36cm" svg:x="7.031cm" svg:y="0.304cm">
          <draw:image xlink:href="Pictures/20000001000005AE0000012DBB78E4AB.svm" xlink:type="simple" xlink:show="embed" xlink:actuate="onLoad">
            <text:p/>
          </draw:image>
        </draw:frame>
        <draw:frame draw:style-name="gr4" draw:text-style-name="P1" draw:layer="layout" svg:width="1.242cm" svg:height="0.349cm" svg:x="10.96cm" svg:y="1.954cm">
          <draw:image xlink:href="Pictures/200000010000040C0000012405DB5B37.svm" xlink:type="simple" xlink:show="embed" xlink:actuate="onLoad">
            <text:p/>
          </draw:image>
        </draw:frame>
        <draw:frame draw:style-name="gr1" draw:text-style-name="P1" xml:id="id2" draw:id="id2" draw:layer="layout" svg:width="5.078cm" svg:height="3.08cm" svg:x="0.201cm" svg:y="0.662cm">
          <draw:image xlink:href="Pictures/2000010500004F1D00003B56F8D1C787.wmf" xlink:type="simple" xlink:show="embed" xlink:actuate="onLoad">
            <text:p/>
          </draw:image>
          <draw:glue-point draw:id="4" svg:x="2.497cm" svg:y="3.285cm"/>
          <draw:glue-point draw:id="5" svg:x="-3.465cm" svg:y="3.185cm"/>
        </draw:frame>
        <draw:frame draw:style-name="gr5" draw:text-style-name="P1" draw:layer="layout" svg:width="0.401cm" svg:height="0.349cm" svg:x="0.679cm" svg:y="0.413cm">
          <draw:image xlink:href="Pictures/200000010000014F00000124CDD19E6C.svm" xlink:type="simple" xlink:show="embed" xlink:actuate="onLoad">
            <text:p/>
          </draw:image>
        </draw:frame>
        <draw:frame draw:style-name="gr6" draw:text-style-name="P1" draw:layer="layout" svg:width="0.846cm" svg:height="0.258cm" svg:x="4.897cm" svg:y="3.218cm">
          <draw:image xlink:href="Pictures/20000001000002C2000000D8B4DF5F9E.svm" xlink:type="simple" xlink:show="embed" xlink:actuate="onLoad">
            <text:p/>
          </draw:image>
        </draw:frame>
        <draw:frame draw:style-name="gr7" draw:text-style-name="P1" draw:layer="layout" svg:width="1.887cm" svg:height="0.304cm" svg:x="2.23cm" svg:y="0.758cm">
          <draw:image xlink:href="Pictures/20000001000007600000013145004742.svm" xlink:type="simple" xlink:show="embed" xlink:actuate="onLoad">
            <text:p/>
          </draw:image>
        </draw:frame>
        <draw:frame draw:style-name="gr8" draw:text-style-name="P1" draw:layer="layout" svg:width="1.36cm" svg:height="0.334cm" svg:x="2.23cm" svg:y="2.769cm">
          <draw:image xlink:href="Pictures/20000001000005510000014FDDB8FFEB.svm" xlink:type="simple" xlink:show="embed" xlink:actuate="onLoad">
            <text:p/>
          </draw:image>
        </draw:frame>
        <draw:frame draw:style-name="gr9" draw:text-style-name="P2" xml:id="id1" draw:id="id1" draw:layer="layout" svg:width="1.256cm" svg:height="0.848cm" svg:x="4.837cm" svg:y="2.042cm">
          <draw:text-box>
            <text:p text:style-name="P2"><text:span text:style-name="T1">خطِ بوجھ</text:span></text:p>
          </draw:text-box>
        </draw:frame>
        <draw:connector draw:style-name="gr10" draw:text-style-name="P3" draw:layer="layout" draw:type="curve" draw:line-skew="4.776cm -1.168cm" svg:x1="4.837cm" svg:y1="2.466cm" svg:x2="4.007cm" svg:y2="3.213cm" draw:start-shape="id1" draw:start-glue-point="3" draw:end-shape="id2" draw:end-glue-point="4" svg:d="M4837 2466c-540 0-449 304-522 439s-308 100-308 308" svg:viewBox="0 0 831 748">
          <text:p/>
        </draw:connector>
        <draw:frame draw:style-name="gr9" draw:text-style-name="P2" xml:id="id3" draw:id="id3" draw:layer="layout" svg:width="1.836cm" svg:height="0.848cm" svg:x="1.894cm" svg:y="1.557cm">
          <draw:text-box>
            <text:p text:style-name="P2"><text:span text:style-name="T1">نقطہ کارکردگی</text:span></text:p>
          </draw:text-box>
        </draw:frame>
        <draw:connector draw:style-name="gr10" draw:text-style-name="P3" draw:layer="layout" draw:type="curve" draw:line-skew="2.003cm -1.237cm" svg:x1="1.894cm" svg:y1="1.981cm" svg:x2="0.981cm" svg:y2="3.182cm" draw:start-shape="id3" draw:start-glue-point="3" draw:end-shape="id2" draw:end-glue-point="5" svg:d="M1894 1981c-285 0-237 512-394 746s-519 190-519 455" svg:viewBox="0 0 914 1202">
          <text:p/>
        </draw:connector>
        <draw:frame draw:style-name="gr2" draw:text-style-name="P1" draw:layer="layout" svg:width="0.775cm" svg:height="0.36cm" svg:x="4.082cm" svg:y="3.525cm">
          <draw:image xlink:href="Pictures/20000001000002870000012DCDC03EB6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1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3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04T15:42:21</meta:creation-date>
    <meta:editing-duration>PT1H47M6S</meta:editing-duration>
    <meta:editing-cycles>19</meta:editing-cycles>
    <meta:generator>LibreOffice/4.2.8.2$Linux_x86 LibreOffice_project/420m0$Build-2</meta:generator>
    <dc:title>kkkFigures</dc:title>
    <meta:initial-creator>kkk </meta:initial-creator>
    <dc:date>2017-03-28T17:15:02.085209190</dc:date>
    <meta:document-statistic meta:object-count="14"/>
    <meta:template xlink:type="simple" xlink:actuate="onRequest" xlink:title="kkkFigures" xlink:href="../../../../../.libreoffice/3/user/template/kkkFigures.otg" meta:date="2014-08-04T15:42:19"/>
  </office:meta>
</office:document-meta>
</file>